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46in" fo:margin-left="0.009in" fo:margin-right="0.0014in" table:align="margins"/>
    </style:style>
    <style:style style:name="Table1.A" style:family="table-column">
      <style:table-column-properties style:column-width="1.8306in" style:rel-column-width="17349*"/>
    </style:style>
    <style:style style:name="Table1.B" style:family="table-column">
      <style:table-column-properties style:column-width="0.3646in" style:rel-column-width="3455*"/>
    </style:style>
    <style:style style:name="Table1.C" style:family="table-column">
      <style:table-column-properties style:column-width="0.3493in" style:rel-column-width="3310*"/>
    </style:style>
    <style:style style:name="Table1.D" style:family="table-column">
      <style:table-column-properties style:column-width="2.834in" style:rel-column-width="26860*"/>
    </style:style>
    <style:style style:name="Table1.E" style:family="table-column">
      <style:table-column-properties style:column-width="0.3396in" style:rel-column-width="3218*"/>
    </style:style>
    <style:style style:name="Table1.F" style:family="table-column">
      <style:table-column-properties style:column-width="0.4028in" style:rel-column-width="3817*"/>
    </style:style>
    <style:style style:name="Table1.G" style:family="table-column">
      <style:table-column-properties style:column-width="0.4146in" style:rel-column-width="3929*"/>
    </style:style>
    <style:style style:name="Table1.H" style:family="table-column">
      <style:table-column-properties style:column-width="0.3625in" style:rel-column-width="3435*"/>
    </style:style>
    <style:style style:name="Table1.I" style:family="table-column">
      <style:table-column-properties style:column-width="0.0174in" style:rel-column-width="162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D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fo:padding="0in" fo:border="none"/>
    </style:style>
    <style:style style:name="Table2" style:family="table">
      <style:table-properties style:width="6.9146in" fo:margin-left="0in" table:align="left"/>
    </style:style>
    <style:style style:name="Table2.A" style:family="table-column">
      <style:table-column-properties style:column-width="1.8306in"/>
    </style:style>
    <style:style style:name="Table2.B" style:family="table-column">
      <style:table-column-properties style:column-width="0.3597in"/>
    </style:style>
    <style:style style:name="Table2.C" style:family="table-column">
      <style:table-column-properties style:column-width="0.3535in"/>
    </style:style>
    <style:style style:name="Table2.D" style:family="table-column">
      <style:table-column-properties style:column-width="2.8389in"/>
    </style:style>
    <style:style style:name="Table2.E" style:family="table-column">
      <style:table-column-properties style:column-width="0.3375in"/>
    </style:style>
    <style:style style:name="Table2.F" style:family="table-column">
      <style:table-column-properties style:column-width="0.4021in"/>
    </style:style>
    <style:style style:name="Table2.G" style:family="table-column">
      <style:table-column-properties style:column-width="0.416in"/>
    </style:style>
    <style:style style:name="Table2.H" style:family="table-column">
      <style:table-column-properties style:column-width="0.3764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3140318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314035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31403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31402688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31490672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33114880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33115968">
          <text:insertion>
            <office:change-info>
              <dc:creator>Christian Jauvin</dc:creator>
              <dc:date>2013-04-13T11:10:00</dc:date>
            </office:change-info>
          </text:insertion>
        </text:changed-region>
        <text:changed-region text:id="ct3149656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39663984">
          <text:insertion>
            <office:change-info>
              <dc:creator>Christian Jauvin</dc:creator>
              <dc:date>2013-04-13T11:11:00</dc:date>
            </office:change-info>
          </text:insertion>
        </text:changed-region>
        <text:changed-region text:id="ct281784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36025632">
          <text:insertion>
            <office:change-info>
              <dc:creator>Christian Jauvin</dc:creator>
              <dc:date>2013-04-13T11:11:00</dc:date>
            </office:change-info>
          </text:insertion>
        </text:changed-region>
        <text:changed-region text:id="ct3063939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38889712">
          <text:insertion>
            <office:change-info>
              <dc:creator>Christian Jauvin</dc:creator>
              <dc:date>2013-04-13T11:11:00</dc:date>
            </office:change-info>
          </text:insertion>
        </text:changed-region>
        <text:changed-region text:id="ct30640160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39144688">
          <text:insertion>
            <office:change-info>
              <dc:creator>Christian Jauvin</dc:creator>
              <dc:date>2013-04-13T11:11:00</dc:date>
            </office:change-info>
          </text:insertion>
        </text:changed-region>
        <text:changed-region text:id="ct3064044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29238880">
          <text:insertion>
            <office:change-info>
              <dc:creator>Christian Jauvin</dc:creator>
              <dc:date>2013-04-13T11:12:00</dc:date>
            </office:change-info>
          </text:insertion>
        </text:changed-region>
        <text:changed-region text:id="ct2817257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3154785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31551584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064227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0639744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text:id="ct3148612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148632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140222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146993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153108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1503472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31403184"/>start_date<text:change-end text:change-id="ct31403184"/> au <text:change-start text:change-id="ct31403536"/>end_date<text:change-end text:change-id="ct31403536"/></text:p>
      <text:p text:style-name="Standard">Représentant : <text:change-start text:change-id="ct31403728"/>representant_nom<text:change-end text:change-id="ct31403728"/></text:p>
      <text:p text:style-name="Standard">Type de client : <text:change-start text:change-id="ct31402688"/>type_client<text:change-end text:change-id="ct3140268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B1" table:number-rows-spanned="2" office:value-type="string">
              <text:p text:style-name="P10">Fact#</text:p>
            </table:table-cell>
            <table:table-cell table:style-name="Table1.B1" table:number-rows-spanned="2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.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B1" office:value-type="string">
              <text:p text:style-name="P12"><text:s text:c="4"/>Type de vin</text:p>
            </table:table-cell>
            <table:covered-table-cell/>
            <table:covered-table-cell/>
            <table:table-cell table:style-name="Table1.D2" office:value-type="string">
              <text:p text:style-name="P13">Format</text:p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>Qté (cs)</text:p>
            </table:table-cell>
            <table:table-cell table:style-name="Table1.B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31490672"/>item['top'][0]<text:change-end text:change-id="ct31490672"/></text:p>
                </table:table-cell>
                <table:table-cell table:style-name="Table2.A1" office:value-type="string">
                  <text:p text:style-name="P3"><text:change-start text:change-id="ct33114880"/>item['top'][1]<text:change-end text:change-id="ct33114880"/></text:p>
                </table:table-cell>
                <table:table-cell table:style-name="Table2.A1" office:value-type="string">
                  <text:p text:style-name="P5"><text:change-start text:change-id="ct33115968"/>item['top'][2]<text:change-end text:change-id="ct33115968"/></text:p>
                </table:table-cell>
                <table:table-cell table:style-name="Table2.A1" office:value-type="string">
                  <text:p text:style-name="P7"><text:change-start text:change-id="ct31496560"/>item['top'][<text:change-end text:change-id="ct31496560"/><text:change-start text:change-id="ct39663984"/>3]<text:change-end text:change-id="ct39663984"/></text:p>
                </table:table-cell>
                <table:table-cell table:style-name="Table2.A1" office:value-type="string">
                  <text:p text:style-name="P2"><text:change-start text:change-id="ct28178416"/>item['top'][<text:change-end text:change-id="ct28178416"/><text:change-start text:change-id="ct36025632"/>4]<text:change-end text:change-id="ct36025632"/></text:p>
                </table:table-cell>
                <table:table-cell table:style-name="Table2.A1" office:value-type="string">
                  <text:p text:style-name="P2"><text:change-start text:change-id="ct30639392"/>item['top'][<text:change-end text:change-id="ct30639392"/><text:change-start text:change-id="ct38889712"/>5]<text:change-end text:change-id="ct38889712"/></text:p>
                </table:table-cell>
                <table:table-cell table:style-name="Table2.A1" office:value-type="string">
                  <text:p text:style-name="P2"><text:change-start text:change-id="ct30640160"/>item['top'][<text:change-end text:change-id="ct30640160"/><text:change-start text:change-id="ct39144688"/>6]<text:change-end text:change-id="ct39144688"/></text:p>
                </table:table-cell>
                <table:table-cell table:style-name="Table2.A1" office:value-type="string">
                  <text:p text:style-name="P2"><text:change-start text:change-id="ct30640448"/>item['top'][<text:change-end text:change-id="ct30640448"/><text:change-start text:change-id="ct29238880"/>7]<text:change-end text:change-id="ct29238880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s text:c="4"/><text:change-start text:change-id="ct28172576"/>sub[0]<text:change-end text:change-id="ct28172576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covered-table-cell/>
                <table:table-cell table:style-name="Table2.A1" office:value-type="string">
                  <text:p text:style-name="P2"><text:change-start text:change-id="ct31547856"/>sub[1]<text:change-end text:change-id="ct31547856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31551584"/>sub[2]<text:change-end text:change-id="ct31551584"/></text:p>
                </table:table-cell>
                <table:table-cell table:style-name="Table2.A1" office:value-type="string">
                  <text:p text:style-name="P2"><text:change-start text:change-id="ct30642272"/>sub[3]<text:change-end text:change-id="ct30642272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30639744"/>item['bottom']<text:change-end text:change-id="ct30639744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31486128"/>totals[0]<text:change-end text:change-id="ct31486128"/></text:p>
          </table:table-cell>
          <table:table-cell table:style-name="Table4.A1" office:value-type="string">
            <text:p text:style-name="P9"><text:change-start text:change-id="ct31486320"/>totals[1]<text:change-end text:change-id="ct31486320"/></text:p>
          </table:table-cell>
          <table:table-cell table:style-name="Table4.A1" office:value-type="string">
            <text:p text:style-name="P9"><text:change-start text:change-id="ct31402224"/>totals[2]<text:change-end text:change-id="ct31402224"/></text:p>
          </table:table-cell>
          <table:table-cell table:style-name="Table4.A1" office:value-type="string">
            <text:p text:style-name="P9"><text:change-start text:change-id="ct31469936"/>totals[3]<text:change-end text:change-id="ct31469936"/></text:p>
          </table:table-cell>
          <table:table-cell table:style-name="Table4.A1" office:value-type="string">
            <text:p text:style-name="P9"><text:change-start text:change-id="ct31531088"/>totals[4]<text:change-end text:change-id="ct31531088"/></text:p>
          </table:table-cell>
          <table:table-cell table:style-name="Table4.A1" office:value-type="string">
            <text:p text:style-name="P9"><text:change-start text:change-id="ct31503472"/>totals[5]<text:change-end text:change-id="ct3150347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13T11:12:11</dc:date>
    <meta:editing-duration>PT10H08M18S</meta:editing-duration>
    <meta:editing-cycles>102</meta:editing-cycles>
    <meta:generator>OpenOffice.org/3.2$Unix OpenOffice.org_project/320m12$Build-9483</meta:generator>
    <dc:creator>Christian Jauvin</dc:creator>
    <meta:document-statistic meta:table-count="3" meta:image-count="0" meta:object-count="0" meta:page-count="1" meta:paragraph-count="43" meta:word-count="62" meta:character-count="469"/>
  </office:meta>
</office:document-meta>
</file>